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B00000090F745618B.png" manifest:media-type="image/png"/>
  <manifest:file-entry manifest:full-path="Pictures/100000010000006600000091B89053EF.png" manifest:media-type="image/png"/>
  <manifest:file-entry manifest:full-path="Pictures/100000010000076F0000042CA9AF6BA4.png" manifest:media-type="image/png"/>
  <manifest:file-entry manifest:full-path="Pictures/10000001000001DA000004AA19CC3484.png" manifest:media-type="image/png"/>
  <manifest:file-entry manifest:full-path="Pictures/100000010000002C000000387B1269A5.png" manifest:media-type="image/png"/>
  <manifest:file-entry manifest:full-path="Pictures/100000010000002B00000030C06D38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726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23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8.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0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5983b0" draw:marker-end="Стили_20_стрелок_20_2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13" style:family="graphic" style:parent-style-name="objectwithoutfill">
      <style:graphic-properties svg:stroke-color="#00a933" draw:marker-end="Стили_20_стрелок_20_4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pr1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2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40pt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60pt" style:font-size-asian="96pt" style:font-size-complex="9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22pt"/>
    </style:style>
    <style:style style:name="T1" style:family="text">
      <style:text-properties fo:font-size="40pt"/>
    </style:style>
    <style:style style:name="T2" style:family="text">
      <style:text-properties fo:font-size="1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60pt" style:font-size-asian="96pt" style:font-size-complex="96pt"/>
    </style:style>
    <style:style style:name="T5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10.5cm" svg:height="4.976cm" svg:x="9cm" svg:y="5.976cm">
          <draw:text-box>
            <text:p><text:span text:style-name="T1">SHOOTER.ZO </text:span></text:p>
          </draw:text-box>
        </draw:frame>
        <draw:frame draw:style-name="gr2" draw:text-style-name="P2" draw:layer="layout" svg:width="8.5cm" svg:height="1cm" svg:x="9.5cm" svg:y="8cm">
          <draw:text-box>
            <text:p><text:span text:style-name="T2">Разработчик: Антонов Иван Юрьевич</text:span></text:p>
          </draw:text-box>
        </draw:frame>
        <draw:frame draw:style-name="gr3" draw:text-style-name="P3" draw:layer="layout" svg:width="4.735cm" svg:height="0.839cm" svg:x="20cm" svg:y="1.661cm">
          <draw:text-box>
            <text:p><text:span text:style-name="T3">Version: alpha 1.6</text:span></text:p>
          </draw:text-box>
        </draw:frame>
        <draw:frame draw:style-name="gr4" draw:text-style-name="P4" draw:layer="layout" svg:width="2.698cm" svg:height="3.835cm" svg:x="5.5cm" svg:y="6.165cm">
          <draw:image xlink:href="Pictures/100000010000006600000091B89053E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>
        <office:forms form:automatic-focus="false" form:apply-design-mode="false"/>
        <draw:frame draw:style-name="gr4" draw:text-style-name="P4" draw:layer="layout" svg:width="14.253cm" svg:height="8cm" svg:x="3.247cm" svg:y="5.5cm">
          <draw:image xlink:href="Pictures/100000010000076F0000042CA9AF6BA4.png" xlink:type="simple" xlink:show="embed" xlink:actuate="onLoad" draw:mime-type="image/png">
            <text:p/>
          </draw:image>
        </draw:frame>
        <draw:frame draw:style-name="gr6" draw:text-style-name="P6" draw:layer="layout" svg:width="11.5cm" svg:height="7.352cm" svg:x="7cm" svg:y="1.148cm">
          <draw:text-box>
            <text:p><text:span text:style-name="T4">БД и ФС</text:span></text:p>
          </draw:text-box>
        </draw:frame>
        <draw:frame draw:style-name="gr4" draw:text-style-name="P4" draw:layer="layout" svg:width="7cm" svg:height="15.119cm" svg:x="21cm" svg:y="0.631cm">
          <draw:image xlink:href="Pictures/10000001000001DA000004AA19CC348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7" draw:text-style-name="P7" draw:layer="layout" svg:width="15.5cm" svg:height="9cm" svg:x="8.5cm" svg:y="1.5cm">
          <draw:text-box>
            <text:p>Плюсы:</text:p>
            <text:p>-БОЛЬШОЕ будущее</text:p>
            <text:p>-развитие тактики</text:p>
            <text:p>-процедуная генерация стен</text:p>
          </draw:text-box>
        </draw:frame>
        <draw:frame draw:style-name="gr8" draw:text-style-name="P7" draw:layer="layout" svg:width="9.5cm" svg:height="4cm" svg:x="8.5cm" svg:y="6.5cm">
          <draw:text-box>
            <text:p>Минусы:</text:p>
            <text:p>-баги(будут исправлены)</text:p>
          </draw:text-box>
        </draw:frame>
        <draw:frame draw:style-name="gr4" draw:text-style-name="P4" draw:layer="layout" svg:width="1.163cm" svg:height="1.48cm" svg:x="8.837cm" svg:y="13cm">
          <draw:image xlink:href="Pictures/100000010000002C000000387B1269A5.png" xlink:type="simple" xlink:show="embed" xlink:actuate="onLoad" draw:mime-type="image/png">
            <text:p/>
          </draw:image>
        </draw:frame>
        <draw:frame draw:style-name="gr9" draw:text-style-name="P7" draw:layer="layout" svg:width="3.5cm" svg:height="1.5cm" svg:x="8.5cm" svg:y="10.5cm">
          <draw:text-box>
            <text:p>Враг 1</text:p>
          </draw:text-box>
        </draw:frame>
        <draw:line draw:style-name="gr10" draw:text-style-name="P4" draw:layer="layout" svg:x1="10cm" svg:y1="11.5cm" svg:x2="9.5cm" svg:y2="12.5cm">
          <text:p/>
        </draw:line>
        <draw:frame draw:style-name="gr2" draw:text-style-name="P7" draw:layer="layout" svg:width="4cm" svg:height="1cm" svg:x="18.5cm" svg:y="10.5cm">
          <draw:text-box>
            <text:p>Враг 2</text:p>
          </draw:text-box>
        </draw:frame>
        <draw:frame draw:style-name="gr4" draw:text-style-name="P4" draw:layer="layout" svg:width="1.136cm" svg:height="1.5cm" svg:x="19.364cm" svg:y="13cm">
          <draw:image xlink:href="Pictures/100000010000002B00000030C06D3895.png" xlink:type="simple" xlink:show="embed" xlink:actuate="onLoad" draw:mime-type="image/png">
            <text:p/>
          </draw:image>
        </draw:frame>
        <draw:line draw:style-name="gr11" draw:text-style-name="P4" draw:layer="layout" svg:x1="20cm" svg:y1="11.5cm" svg:x2="20cm" svg:y2="13cm">
          <text:p/>
        </draw:line>
        <draw:frame draw:style-name="gr12" draw:text-style-name="P7" draw:layer="layout" svg:width="2.5cm" svg:height="4.5cm" svg:x="20.5cm" svg:y="2.5cm">
          <draw:text-box>
            <text:p>ГГ</text:p>
          </draw:text-box>
        </draw:frame>
        <draw:frame draw:style-name="gr4" draw:text-style-name="P4" draw:layer="layout" svg:width="2.83cm" svg:height="3.809cm" svg:x="20.17cm" svg:y="4.691cm">
          <draw:image xlink:href="Pictures/100000010000006B00000090F745618B.png" xlink:type="simple" xlink:show="embed" xlink:actuate="onLoad" draw:mime-type="image/png">
            <text:p/>
          </draw:image>
        </draw:frame>
        <draw:line draw:style-name="gr13" draw:text-style-name="P4" draw:layer="layout" svg:x1="21.5cm" svg:y1="3.5cm" svg:x2="22cm" svg:y2="4.5cm">
          <text:p/>
        </draw:lin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14" draw:text-style-name="P8" draw:layer="layout" svg:width="4cm" svg:height="3.5cm" svg:x="12cm" svg:y="5cm">
          <draw:text-box>
            <text:p><text:span text:style-name="T5">Конец 😺</text:span></text:p>
          </draw:text-box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4" draw:display-name="Стили стрелок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номер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02T15:45:05.239000000</meta:creation-date>
    <meta:editing-duration>PT2H21M12S</meta:editing-duration>
    <meta:editing-cycles>6</meta:editing-cycles>
    <meta:generator>LibreOffice/24.2.0.3$Windows_X86_64 LibreOffice_project/da48488a73ddd66ea24cf16bbc4f7b9c08e9bea1</meta:generator>
    <dc:title>DNA</dc:title>
    <dc:date>2025-02-04T15:16:59.286000000</dc:date>
    <meta:document-statistic meta:object-count="129"/>
  </office:meta>
</office:document-meta>
</file>